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E700000044F3212BCD.png" manifest:media-type="image/png"/>
  <manifest:file-entry manifest:full-path="Pictures/1000000000000615000002FDDDBD0DB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2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7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none" draw:fill="solid" draw:fill-color="#ffffff" loext:decorative="false"/>
    </style:style>
    <style:style style:name="gr8" style:family="graphic" style:parent-style-name="standard">
      <style:graphic-properties draw:stroke="solid" svg:stroke-width="0.033cm" svg:stroke-color="#ffffff" draw:stroke-linejoin="miter" svg:stroke-linecap="butt" draw:fill="none" fo:padding-top="0.016cm" fo:padding-bottom="0.016cm" fo:padding-left="0.016cm" fo:padding-right="0.016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6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objectwithoutfill">
      <style:graphic-properties svg:stroke-width="0.106cm" svg:stroke-color="#5983b0" draw:marker-start-width="0.358cm" draw:marker-end-width="0.358cm" draw:fill="none" draw:fill-color="#3faf46" draw:textarea-horizontal-align="center" draw:textarea-vertical-align="middle" fo:padding-top="0.052cm" fo:padding-bottom="0.052cm" fo:padding-left="0.052cm" fo:padding-right="0.052cm" loext:decorative="false"/>
    </style:style>
    <style:style style:name="gr11" style:family="graphic" style:parent-style-name="standard">
      <style:graphic-properties svg:stroke-color="#3faf46" draw:fill-color="#3465a4" draw:textarea-horizontal-align="justify" draw:textarea-vertical-align="middle" draw:auto-grow-height="false" fo:min-height="0.233cm" fo:min-width="0.231cm" loext:decorative="false"/>
    </style:style>
    <style:style style:name="gr12" style:family="graphic" style:parent-style-name="standard">
      <style:graphic-properties svg:stroke-color="#3faf46" draw:fill-color="#3465a4" draw:textarea-horizontal-align="justify" draw:textarea-vertical-align="middle" draw:auto-grow-height="false" fo:min-height="0.354cm" fo:min-width="0.354cm" loext:decorative="false"/>
    </style:style>
    <style:style style:name="gr13" style:family="graphic" style:parent-style-name="objectwithoutfill">
      <style:graphic-properties svg:stroke-width="0.035cm" svg:stroke-color="#000000" draw:marker-start-width="0.253cm" draw:marker-end-width="0.253cm" draw:fill="none" draw:fill-color="#3faf46" draw:textarea-horizontal-align="center" draw:textarea-vertical-align="middle" fo:padding-top="0.018cm" fo:padding-bottom="0.018cm" fo:padding-left="0.018cm" fo:padding-right="0.018cm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none" draw:fill-color="#3faf46" draw:textarea-horizontal-align="center" draw:textarea-vertical-align="middle" fo:padding-top="0.017cm" fo:padding-bottom="0.017cm" fo:padding-left="0.017cm" fo:padding-right="0.017cm" loext:decorative="false"/>
    </style:style>
    <style:style style:name="gr15" style:family="graphic" style:parent-style-name="objectwithoutfill">
      <style:graphic-properties svg:stroke-width="0.028cm" svg:stroke-color="#2a6099" draw:marker-start-width="0.242cm" draw:marker-end-width="0.242cm" draw:fill="none" draw:fill-color="#3faf46" draw:textarea-horizontal-align="center" draw:textarea-vertical-align="middle" fo:padding-top="0.014cm" fo:padding-bottom="0.014cm" fo:padding-left="0.014cm" fo:padding-right="0.014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54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471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 draw:fill-color="#3faf46"/>
      <style:paragraph-properties fo:text-align="center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="none" draw:fill-color="#ffffff"/>
      <style:text-properties fo:color="#3faf46" loext:opacity="100%" fo:font-size="12pt" style:font-size-asian="12pt" style:font-size-complex="12pt"/>
    </style:style>
    <style:style style:name="P9" style:family="paragraph">
      <loext:graphic-properties draw:fill="none" draw:fill-color="#ffffff"/>
      <style:text-properties fo:color="#000000" loext:opacity="100%" fo:font-size="10pt" style:font-size-asian="10pt" style:font-size-complex="10pt"/>
    </style:style>
    <style:style style:name="P10" style:family="paragraph">
      <loext:graphic-properties draw:fill="none" draw:fill-color="#ffffff"/>
      <style:text-properties fo:color="#2a6099" loext:opacity="100%" fo:font-size="10pt" style:font-size-asian="10pt" style:font-size-complex="10pt"/>
    </style:style>
    <style:style style:name="P11" style:family="paragraph">
      <style:text-properties fo:color="#5983b0" loext:opacity="100%"/>
    </style:style>
    <style:style style:name="P12" style:family="paragraph">
      <loext:graphic-properties draw:fill="none" draw:fill-color="#ffffff"/>
      <style:text-properties fo:color="#5983b0" loext:opacity="100%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2a6099" loext:opacity="100%" fo:font-size="12pt" style:font-size-asian="12pt" style:font-size-complex="12pt"/>
    </style:style>
    <style:style style:name="P14" style:family="paragraph">
      <style:text-properties fo:color="#000000" loext:opacity="100%"/>
    </style:style>
    <style:style style:name="P15" style:family="paragraph">
      <loext:graphic-properties draw:fill="none" draw:fill-color="#ffffff"/>
      <style:text-properties fo:color="#000000" loext:opacity="100%" fo:font-size="12pt" style:font-size-asian="12pt" style:font-size-complex="12pt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2e74b5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3" style:family="text">
      <style:text-properties fo:color="#3faf46" loext:opacity="100%" fo:font-size="12pt" style:font-size-asian="12pt" style:font-size-complex="12pt"/>
    </style:style>
    <style:style style:name="T4" style:family="text">
      <style:text-properties fo:color="#000000" loext:opacity="100%" fo:font-size="10pt" style:font-size-asian="10pt" style:font-size-complex="10pt"/>
    </style:style>
    <style:style style:name="T5" style:family="text">
      <style:text-properties fo:color="#2a6099" loext:opacity="100%"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5983b0" loext:opacity="100%" fo:font-size="12pt" style:font-size-asian="12pt" style:font-size-complex="12pt"/>
    </style:style>
    <style:style style:name="T8" style:family="text">
      <style:text-properties fo:color="#2a6099" loext:opacity="100%" fo:font-size="12pt" style:font-size-asian="12pt" style:font-size-complex="12pt"/>
    </style:style>
    <style:style style:name="T9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329cm" svg:height="0.395cm" svg:x="2.499cm" svg:y="1.325cm">
          <draw:text-box>
            <text:p text:style-name="P1"><text:span text:style-name="T1">Autohaus Nettmann </text:span></text:p>
          </draw:text-box>
        </draw:frame>
        <draw:frame draw:style-name="gr2" draw:text-style-name="P2" draw:layer="layout" svg:width="4.172cm" svg:height="0.395cm" svg:x="8.494cm" svg:y="1.325cm">
          <draw:text-box>
            <text:p text:style-name="P1"><text:span text:style-name="T1">Gebäudeplan Vernetzung </text:span></text:p>
          </draw:text-box>
        </draw:frame>
        <draw:polygon draw:style-name="gr3" draw:text-style-name="P3" draw:layer="layout" svg:width="14.582cm" svg:height="0.017cm" svg:x="2.447cm" svg:y="1.756cm" svg:viewBox="0 0 14583 18" draw:points="0,18 14583,18 14583,0 0,0">
          <text:p/>
        </draw:polygon>
        <draw:frame draw:style-name="gr4" draw:text-style-name="P2" draw:layer="layout" svg:width="0.388cm" svg:height="0.395cm" svg:x="16.979cm" svg:y="1.325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388cm" svg:height="0.395cm" svg:x="2.499cm" svg:y="1.846cm">
          <draw:text-box>
            <text:p text:style-name="P1"><text:span text:style-name="T1"><text:s/></text:span></text:p>
          </draw:text-box>
        </draw:frame>
        <draw:polygon draw:style-name="gr3" draw:text-style-name="P3" draw:layer="layout" svg:width="16.106cm" svg:height="0.017cm" svg:x="2.447cm" svg:y="27.456cm" svg:viewBox="0 0 16107 18" draw:points="0,18 16107,18 16107,0 0,0">
          <text:p/>
        </draw:polygon>
        <draw:frame draw:style-name="gr5" draw:text-style-name="P2" draw:layer="layout" svg:width="2.44cm" svg:height="0.395cm" svg:x="2.499cm" svg:y="27.584cm">
          <draw:text-box>
            <text:p text:style-name="P1"><text:span text:style-name="T1">©b3-fuerth.de </text:span></text:p>
          </draw:text-box>
        </draw:frame>
        <draw:frame draw:style-name="gr6" draw:text-style-name="P4" draw:layer="layout" svg:width="2.941cm" svg:height="0.871cm" svg:x="17.293cm" svg:y="0.749cm">
          <draw:image xlink:href="Pictures/10000001000000E700000044F3212BCD.png" xlink:type="simple" xlink:show="embed" xlink:actuate="onLoad" draw:mime-type="image/png">
            <text:p/>
          </draw:image>
        </draw:frame>
        <draw:frame draw:style-name="gr4" draw:text-style-name="P2" draw:layer="layout" svg:width="0.388cm" svg:height="0.395cm" svg:x="2.499cm" svg:y="28.054cm">
          <draw:text-box>
            <text:p text:style-name="P1"><text:span text:style-name="T1"><text:s/></text:span></text:p>
          </draw:text-box>
        </draw:frame>
        <draw:frame draw:style-name="gr6" draw:text-style-name="P4" draw:layer="layout" svg:width="25.018cm" svg:height="12.293cm" svg:x="1.981cm" svg:y="3.706cm">
          <draw:image xlink:href="Pictures/1000000000000615000002FDDDBD0DBD.png" xlink:type="simple" xlink:show="embed" xlink:actuate="onLoad" draw:mime-type="image/png">
            <text:p/>
          </draw:image>
        </draw:frame>
        <draw:polygon draw:style-name="gr7" draw:text-style-name="P5" draw:layer="layout" svg:width="0.482cm" svg:height="1.19cm" svg:x="8.293cm" svg:y="5.837cm" svg:viewBox="0 0 483 1191" draw:points="0,1191 483,1191 483,0 0,0">
          <text:p/>
        </draw:polygon>
        <draw:polygon draw:style-name="gr8" draw:text-style-name="P4" draw:layer="layout" svg:width="0.482cm" svg:height="1.19cm" svg:x="8.293cm" svg:y="5.837cm" svg:viewBox="0 0 483 1191" draw:points="0,1191 483,1191 483,0 0,0">
          <text:p/>
        </draw:polygon>
        <draw:polygon draw:style-name="gr7" draw:text-style-name="P5" draw:layer="layout" svg:width="2.202cm" svg:height="1.017cm" svg:x="2.611cm" svg:y="2.54cm" svg:viewBox="0 0 2203 1018" draw:points="0,1018 2203,1018 2203,0 0,0">
          <text:p/>
        </draw:polygon>
        <draw:frame draw:style-name="gr4" draw:text-style-name="P2" draw:layer="layout" svg:width="0.388cm" svg:height="0.395cm" svg:x="2.499cm" svg:y="3.756cm">
          <draw:text-box>
            <text:p text:style-name="P1"><text:span text:style-name="T1"><text:s/></text:span></text:p>
          </draw:text-box>
        </draw:frame>
        <draw:frame draw:style-name="gr9" draw:text-style-name="P2" draw:layer="layout" svg:width="1.065cm" svg:height="0.395cm" svg:x="2.88cm" svg:y="2.752cm">
          <draw:text-box>
            <text:p text:style-name="P1"><text:span text:style-name="T2">Detail </text:span></text:p>
          </draw:text-box>
        </draw:frame>
        <draw:line draw:style-name="gr10" draw:text-style-name="P6" draw:layer="layout" svg:x1="7.749cm" svg:y1="8.249cm" svg:x2="2.249cm" svg:y2="8.249cm">
          <text:p/>
        </draw:line>
        <draw:line draw:style-name="gr10" draw:text-style-name="P6" draw:layer="layout" svg:x1="2.249cm" svg:y1="11.499cm" svg:x2="2.249cm" svg:y2="8.249cm">
          <text:p/>
        </draw:line>
        <draw:line draw:style-name="gr10" draw:text-style-name="P6" draw:layer="layout" svg:x1="2.249cm" svg:y1="11.499cm" svg:x2="7.499cm" svg:y2="11.499cm">
          <text:p/>
        </draw:line>
        <draw:line draw:style-name="gr10" draw:text-style-name="P6" draw:layer="layout" svg:x1="21.499cm" svg:y1="8.249cm" svg:x2="19.249cm" svg:y2="8.249cm">
          <text:p/>
        </draw:line>
        <draw:custom-shape draw:style-name="gr11" draw:text-style-name="P7" draw:layer="layout" svg:width="0.327cm" svg:height="0.329cm" svg:x="6.889cm" svg:y="11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5cm" svg:height="0.5cm" svg:x="20.249cm" svg:y="8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1.499cm" svg:y1="8.249cm" svg:x2="21.499cm" svg:y2="8.499cm">
          <text:p/>
        </draw:line>
        <draw:line draw:style-name="gr13" draw:text-style-name="P6" draw:layer="layout" svg:x1="21.749cm" svg:y1="8.499cm" svg:x2="21.499cm" svg:y2="8.499cm">
          <text:p/>
        </draw:line>
        <draw:line draw:style-name="gr13" draw:text-style-name="P6" draw:layer="layout" svg:x1="21.249cm" svg:y1="8.499cm" svg:x2="21.499cm" svg:y2="8.499cm">
          <text:p/>
        </draw:line>
        <draw:line draw:style-name="gr13" draw:text-style-name="P6" draw:layer="layout" svg:x1="21.249cm" svg:y1="8.499cm" svg:x2="21.249cm" svg:y2="8.749cm">
          <text:p/>
        </draw:line>
        <draw:line draw:style-name="gr13" draw:text-style-name="P6" draw:layer="layout" svg:x1="21.749cm" svg:y1="8.499cm" svg:x2="21.749cm" svg:y2="8.749cm">
          <text:p/>
        </draw:line>
        <draw:line draw:style-name="gr14" draw:text-style-name="P6" draw:layer="layout" svg:x1="4.249cm" svg:y1="8.249cm" svg:x2="4.249cm" svg:y2="8.499cm">
          <text:p/>
        </draw:line>
        <draw:line draw:style-name="gr14" draw:text-style-name="P6" draw:layer="layout" svg:x1="4.499cm" svg:y1="8.499cm" svg:x2="4.249cm" svg:y2="8.499cm">
          <text:p/>
        </draw:line>
        <draw:line draw:style-name="gr14" draw:text-style-name="P6" draw:layer="layout" svg:x1="3.999cm" svg:y1="8.499cm" svg:x2="4.249cm" svg:y2="8.499cm">
          <text:p/>
        </draw:line>
        <draw:line draw:style-name="gr14" draw:text-style-name="P6" draw:layer="layout" svg:x1="3.999cm" svg:y1="8.499cm" svg:x2="3.999cm" svg:y2="8.749cm">
          <text:p/>
        </draw:line>
        <draw:line draw:style-name="gr14" draw:text-style-name="P6" draw:layer="layout" svg:x1="4.499cm" svg:y1="8.499cm" svg:x2="4.499cm" svg:y2="8.749cm">
          <text:p/>
        </draw:line>
        <draw:line draw:style-name="gr14" draw:text-style-name="P6" draw:layer="layout" svg:x1="3.499cm" svg:y1="11.749cm" svg:x2="3.499cm" svg:y2="11.499cm">
          <text:p/>
        </draw:line>
        <draw:line draw:style-name="gr14" draw:text-style-name="P6" draw:layer="layout" svg:x1="3.499cm" svg:y1="11.749cm" svg:x2="3.749cm" svg:y2="11.749cm">
          <text:p/>
        </draw:line>
        <draw:line draw:style-name="gr14" draw:text-style-name="P6" draw:layer="layout" svg:x1="3.499cm" svg:y1="11.749cm" svg:x2="3.249cm" svg:y2="11.749cm">
          <text:p/>
        </draw:line>
        <draw:line draw:style-name="gr14" draw:text-style-name="P6" draw:layer="layout" svg:x1="3.249cm" svg:y1="11.999cm" svg:x2="3.249cm" svg:y2="11.749cm">
          <text:p/>
        </draw:line>
        <draw:line draw:style-name="gr14" draw:text-style-name="P6" draw:layer="layout" svg:x1="3.749cm" svg:y1="11.999cm" svg:x2="3.749cm" svg:y2="11.749cm">
          <text:p/>
        </draw:line>
        <draw:line draw:style-name="gr15" draw:text-style-name="P6" draw:layer="layout" svg:x1="20.69cm" svg:y1="8.547cm" svg:x2="21.259cm" svg:y2="8.555cm">
          <text:p/>
        </draw:line>
        <draw:frame draw:style-name="gr16" draw:text-style-name="P8" draw:layer="layout" svg:width="1.791cm" svg:height="0.549cm" svg:x="5.76cm" svg:y="7.714cm">
          <draw:text-box>
            <text:p><text:span text:style-name="T3">K1V1</text:span></text:p>
          </draw:text-box>
        </draw:frame>
        <draw:frame draw:style-name="gr16" draw:text-style-name="P9" draw:layer="layout" svg:width="1.791cm" svg:height="0.549cm" svg:x="3.772cm" svg:y="7.719cm">
          <draw:text-box>
            <text:p><text:span text:style-name="T4">DD1V1</text:span></text:p>
          </draw:text-box>
        </draw:frame>
        <draw:frame draw:style-name="gr16" draw:text-style-name="P9" draw:layer="layout" svg:width="1.791cm" svg:height="0.549cm" svg:x="2.892cm" svg:y="11.054cm">
          <draw:text-box>
            <text:p><text:span text:style-name="T4">DD1S1</text:span></text:p>
          </draw:text-box>
        </draw:frame>
        <draw:line draw:style-name="gr14" draw:text-style-name="P6" draw:layer="layout" svg:x1="6.928cm" svg:y1="11.518cm" svg:x2="6.927cm" svg:y2="11.744cm">
          <text:p/>
        </draw:line>
        <draw:line draw:style-name="gr14" draw:text-style-name="P6" draw:layer="layout" svg:x1="7.089cm" svg:y1="11.744cm" svg:x2="6.927cm" svg:y2="11.745cm">
          <text:p/>
        </draw:line>
        <draw:line draw:style-name="gr14" draw:text-style-name="P6" draw:layer="layout" svg:x1="6.771cm" svg:y1="11.75cm" svg:x2="6.927cm" svg:y2="11.745cm">
          <text:p/>
        </draw:line>
        <draw:line draw:style-name="gr14" draw:text-style-name="P6" draw:layer="layout" svg:x1="6.771cm" svg:y1="11.751cm" svg:x2="6.774cm" svg:y2="11.897cm">
          <text:p/>
        </draw:line>
        <draw:line draw:style-name="gr14" draw:text-style-name="P6" draw:layer="layout" svg:x1="7.089cm" svg:y1="11.745cm" svg:x2="7.082cm" svg:y2="11.906cm">
          <text:p/>
        </draw:line>
        <draw:line draw:style-name="gr15" draw:text-style-name="P6" draw:layer="layout" svg:x1="6.99cm" svg:y1="11.76cm" svg:x2="7.007cm" svg:y2="12.056cm">
          <text:p/>
        </draw:line>
        <draw:frame draw:style-name="gr16" draw:text-style-name="P9" draw:layer="layout" svg:width="1.791cm" svg:height="0.549cm" svg:x="6.219cm" svg:y="11.083cm">
          <draw:text-box>
            <text:p><text:span text:style-name="T4">DD2S1</text:span></text:p>
          </draw:text-box>
        </draw:frame>
        <draw:frame draw:style-name="gr16" draw:text-style-name="P9" draw:layer="layout" svg:width="1.791cm" svg:height="0.549cm" svg:x="21.016cm" svg:y="7.758cm">
          <draw:text-box>
            <text:p><text:span text:style-name="T4">DD1V2</text:span></text:p>
          </draw:text-box>
        </draw:frame>
        <draw:frame draw:style-name="gr16" draw:text-style-name="P10" draw:layer="layout" svg:width="1.791cm" svg:height="0.549cm" svg:x="7.382cm" svg:y="11.944cm">
          <draw:text-box>
            <text:p><text:span text:style-name="T5">AP1S1</text:span></text:p>
          </draw:text-box>
        </draw:frame>
        <draw:frame draw:style-name="gr16" draw:text-style-name="P12" draw:layer="layout" svg:width="1.791cm" svg:height="0.549cm" svg:x="4.164cm" svg:y="11.003cm">
          <draw:text-box>
            <text:p text:style-name="P11"><text:span text:style-name="T6">K1S1</text:span></text:p>
          </draw:text-box>
        </draw:frame>
        <draw:frame draw:style-name="gr16" draw:text-style-name="P8" draw:layer="layout" svg:width="1.791cm" svg:height="0.549cm" svg:x="5.761cm" svg:y="7.715cm">
          <draw:text-box>
            <text:p><text:span text:style-name="T3">K1V1</text:span></text:p>
          </draw:text-box>
        </draw:frame>
        <draw:frame draw:style-name="gr16" draw:text-style-name="P8" draw:layer="layout" svg:width="1.791cm" svg:height="0.549cm" svg:x="5.761cm" svg:y="7.715cm">
          <draw:text-box>
            <text:p><text:span text:style-name="T7">K1V1</text:span></text:p>
          </draw:text-box>
        </draw:frame>
        <draw:frame draw:style-name="gr16" draw:text-style-name="P12" draw:layer="layout" svg:width="1.791cm" svg:height="0.549cm" svg:x="19.652cm" svg:y="7.744cm">
          <draw:text-box>
            <text:p text:style-name="P11"><text:span text:style-name="T7">K1V2</text:span></text:p>
          </draw:text-box>
        </draw:frame>
        <draw:frame draw:style-name="gr16" draw:text-style-name="P13" draw:layer="layout" svg:width="1.791cm" svg:height="0.549cm" svg:x="18.916cm" svg:y="8.529cm">
          <draw:text-box>
            <text:p><text:span text:style-name="T8">AP1V2</text:span></text:p>
          </draw:text-box>
        </draw:frame>
        <draw:frame draw:style-name="gr17" draw:text-style-name="P15" draw:layer="layout" svg:width="0.926cm" svg:height="0.471cm" svg:x="22.669cm" svg:y="10.545cm">
          <draw:text-box>
            <text:p text:style-name="P14"><text:span text:style-name="T6">V2</text:span></text:p>
          </draw:text-box>
        </draw:frame>
        <draw:frame draw:style-name="gr17" draw:text-style-name="P8" draw:layer="layout" svg:width="0.926cm" svg:height="0.471cm" svg:x="5.413cm" svg:y="9.837cm">
          <draw:text-box>
            <text:p><text:span text:style-name="T9">V1</text:span></text:p>
          </draw:text-box>
        </draw:frame>
        <draw:frame draw:style-name="gr17" draw:text-style-name="P8" draw:layer="layout" svg:width="0.926cm" svg:height="0.471cm" svg:x="5.451cm" svg:y="13.108cm">
          <draw:text-box>
            <text:p><text:span text:style-name="T9">S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10T10:42:18.766000000</dc:date>
    <meta:editing-duration>PT40M18S</meta:editing-duration>
    <meta:editing-cycles>5</meta:editing-cycles>
    <meta:generator>LibreOffice/7.6.4.1$Windows_X86_64 LibreOffice_project/e19e193f88cd6c0525a17fb7a176ed8e6a3e2aa1</meta:generator>
    <meta:document-statistic meta:object-count="57"/>
  </office:meta>
</office:document-meta>
</file>